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caa" officeooo:paragraph-rsid="00035caa"/>
    </style:style>
    <style:style style:name="P2" style:family="paragraph" style:parent-style-name="Standard">
      <style:text-properties officeooo:rsid="00035caa" officeooo:paragraph-rsid="00040567"/>
    </style:style>
    <style:style style:name="P3" style:family="paragraph" style:parent-style-name="Standard">
      <style:text-properties officeooo:rsid="00035caa" officeooo:paragraph-rsid="00062c5c"/>
    </style:style>
    <style:style style:name="P4" style:family="paragraph" style:parent-style-name="Standard">
      <style:text-properties officeooo:rsid="00035caa" officeooo:paragraph-rsid="000836db"/>
    </style:style>
    <style:style style:name="P5" style:family="paragraph" style:parent-style-name="Standard">
      <style:text-properties officeooo:rsid="00035caa" officeooo:paragraph-rsid="000b82b1"/>
    </style:style>
    <style:style style:name="P6" style:family="paragraph" style:parent-style-name="Standard">
      <style:text-properties officeooo:rsid="00035caa" officeooo:paragraph-rsid="000dd168"/>
    </style:style>
    <style:style style:name="P7" style:family="paragraph" style:parent-style-name="Standard">
      <style:text-properties officeooo:rsid="00035caa" officeooo:paragraph-rsid="000eb1fb"/>
    </style:style>
    <style:style style:name="P8" style:family="paragraph" style:parent-style-name="Standard">
      <style:text-properties officeooo:rsid="00035caa" officeooo:paragraph-rsid="000fa7ed"/>
    </style:style>
    <style:style style:name="P9" style:family="paragraph" style:parent-style-name="Standard">
      <style:text-properties officeooo:rsid="00035caa" officeooo:paragraph-rsid="0013bcf8"/>
    </style:style>
    <style:style style:name="P10" style:family="paragraph" style:parent-style-name="Standard">
      <style:text-properties officeooo:rsid="00035caa" officeooo:paragraph-rsid="0016fa85"/>
    </style:style>
    <style:style style:name="P11" style:family="paragraph" style:parent-style-name="Standard">
      <style:text-properties officeooo:rsid="00035caa" officeooo:paragraph-rsid="0017cdbb"/>
    </style:style>
    <style:style style:name="P12" style:family="paragraph" style:parent-style-name="Standard">
      <style:text-properties officeooo:rsid="0018e039" officeooo:paragraph-rsid="0018e039"/>
    </style:style>
    <style:style style:name="P13" style:family="paragraph" style:parent-style-name="Standard">
      <style:text-properties officeooo:rsid="0018e039" officeooo:paragraph-rsid="001d24a8"/>
    </style:style>
    <style:style style:name="P14" style:family="paragraph" style:parent-style-name="Standard">
      <style:text-properties officeooo:rsid="0018e039" officeooo:paragraph-rsid="0020d865"/>
    </style:style>
    <style:style style:name="P15" style:family="paragraph" style:parent-style-name="Standard">
      <style:text-properties officeooo:rsid="001bcdc9" officeooo:paragraph-rsid="001bcdc9"/>
    </style:style>
    <style:style style:name="P16" style:family="paragraph" style:parent-style-name="Standard">
      <style:text-properties officeooo:rsid="001bcdc9" officeooo:paragraph-rsid="0020d865"/>
    </style:style>
    <style:style style:name="P17" style:family="paragraph" style:parent-style-name="Standard">
      <style:text-properties officeooo:rsid="001d24a8" officeooo:paragraph-rsid="001d24a8"/>
    </style:style>
    <style:style style:name="P18" style:family="paragraph" style:parent-style-name="Standard">
      <style:text-properties officeooo:rsid="001d24a8" officeooo:paragraph-rsid="001f36a1"/>
    </style:style>
    <style:style style:name="P19" style:family="paragraph" style:parent-style-name="Standard">
      <style:text-properties officeooo:rsid="0018e039" officeooo:paragraph-rsid="0018e039"/>
    </style:style>
    <style:style style:name="T1" style:family="text">
      <style:text-properties officeooo:rsid="00035caa"/>
    </style:style>
    <style:style style:name="T2" style:family="text">
      <style:text-properties officeooo:rsid="00040567"/>
    </style:style>
    <style:style style:name="T3" style:family="text">
      <style:text-properties officeooo:rsid="00062c5c"/>
    </style:style>
    <style:style style:name="T4" style:family="text">
      <style:text-properties officeooo:rsid="000836db"/>
    </style:style>
    <style:style style:name="T5" style:family="text">
      <style:text-properties officeooo:rsid="0008dfd8"/>
    </style:style>
    <style:style style:name="T6" style:family="text">
      <style:text-properties officeooo:rsid="000b82b1"/>
    </style:style>
    <style:style style:name="T7" style:family="text">
      <style:text-properties officeooo:rsid="000dd168"/>
    </style:style>
    <style:style style:name="T8" style:family="text">
      <style:text-properties officeooo:rsid="000eb1fb"/>
    </style:style>
    <style:style style:name="T9" style:family="text">
      <style:text-properties officeooo:rsid="000fa7ed"/>
    </style:style>
    <style:style style:name="T10" style:family="text">
      <style:text-properties officeooo:rsid="0013bcf8"/>
    </style:style>
    <style:style style:name="T11" style:family="text">
      <style:text-properties officeooo:rsid="0016fa85"/>
    </style:style>
    <style:style style:name="T12" style:family="text">
      <style:text-properties officeooo:rsid="0018e039"/>
    </style:style>
    <style:style style:name="T13" style:family="text">
      <style:text-properties officeooo:rsid="001bcdc9"/>
    </style:style>
    <style:style style:name="T14" style:family="text">
      <style:text-properties officeooo:rsid="001d24a8"/>
    </style:style>
    <style:style style:name="T15" style:family="text">
      <style:text-properties officeooo:rsid="001f36a1"/>
    </style:style>
    <style:style style:name="T16" style:family="text">
      <style:text-properties officeooo:rsid="0020d8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_stencil_3D_cubes ranks:8 <text:s/>number of arrays:16 time of execution: 330 ms</text:p>
      <text:p text:style-name="P1"/>
      <text:p text:style-name="P2">heat_stencil_3D_cubes ranks:8 <text:s/>number of arrays:<text:span text:style-name="T2">32</text:span> time of execution: <text:span text:style-name="T2">2930</text:span> ms</text:p>
      <text:p text:style-name="P2"/>
      <text:p text:style-name="P3">heat_stencil_3D_cubes ranks:8 <text:s/>number of arrays:<text:span text:style-name="T3">64</text:span> time of execution: 43260 ms</text:p>
      <text:p text:style-name="P3"/>
      <text:p text:style-name="P5">heat_stencil_3D_cubes ranks:8 <text:s/>number of arrays:<text:span text:style-name="T6">128</text:span> time of execution: 714200 ms</text:p>
      <text:p text:style-name="P3"/>
      <text:p text:style-name="P4">heat_stencil_3D_<text:span text:style-name="T5">poles</text:span> ranks:<text:span text:style-name="T4">4</text:span> <text:s/>number of arrays:<text:span text:style-name="T4">16</text:span> time of execution: <text:span text:style-name="T4">100</text:span> ms</text:p>
      <text:p text:style-name="P4"/>
      <text:p text:style-name="P6">heat_stencil_3D_<text:span text:style-name="T5">poles</text:span> ranks:<text:span text:style-name="T4">4</text:span> <text:s/>number of arrays:<text:span text:style-name="T7">32</text:span> time of execution: <text:span text:style-name="T7">660</text:span> ms</text:p>
      <text:p text:style-name="P6"/>
      <text:p text:style-name="P7">heat_stencil_3D_<text:span text:style-name="T5">poles</text:span> ranks:<text:span text:style-name="T4">4</text:span> <text:s/>number of arrays:<text:span text:style-name="T8">64</text:span> time of execution: <text:span text:style-name="T8">7540</text:span> ms</text:p>
      <text:p text:style-name="P7"/>
      <text:p text:style-name="P8">heat_stencil_3D_<text:span text:style-name="T5">poles</text:span> ranks:<text:span text:style-name="T4">4</text:span> <text:s/>number of arrays:<text:span text:style-name="T9">128</text:span> time of execution: <text:span text:style-name="T9">95920</text:span> ms</text:p>
      <text:p text:style-name="P4"/>
      <text:p text:style-name="P9">heat_stencil_3D_<text:span text:style-name="T5">poles</text:span> ranks:<text:span text:style-name="T10">9</text:span> <text:s/>number of arrays:<text:span text:style-name="T10">16</text:span> time of execution: <text:span text:style-name="T10">230</text:span> ms</text:p>
      <text:p text:style-name="P9"/>
      <text:p text:style-name="P9">heat_stencil_3D_<text:span text:style-name="T5">poles</text:span> ranks:<text:span text:style-name="T10">9</text:span> <text:s/>number of arrays:<text:span text:style-name="T10">32</text:span> time of execution: <text:span text:style-name="T10">450</text:span> ms</text:p>
      <text:p text:style-name="P9"/>
      <text:p text:style-name="P10">heat_stencil_3D_<text:span text:style-name="T5">poles</text:span> ranks:<text:span text:style-name="T10">9</text:span> <text:s/>number of arrays:<text:span text:style-name="T11">64</text:span> time of execution: <text:span text:style-name="T11">1710</text:span> ms</text:p>
      <text:p text:style-name="P10"/>
      <text:p text:style-name="P11">heat_stencil_3D_<text:span text:style-name="T5">poles</text:span> ranks:<text:span text:style-name="T10">9</text:span> <text:s/>number of arrays:<text:span text:style-name="T16">128</text:span> time of execution: <text:span text:style-name="T11">19050</text:span> ms</text:p>
      <text:p text:style-name="P11"/>
      <text:p text:style-name="P12"/>
      <text:p text:style-name="P12"/>
      <text:p text:style-name="P12">1. Speedup for <text:span text:style-name="T1">heat_stencil_3D_cubes ranks:8 </text:span>and <text:span text:style-name="T1">heat_stencil_3D_poles ranks:9 </text:span>and <text:s/><text:span text:style-name="T1">number of arrays:16 </text:span>is 1.434</text:p>
      <text:p text:style-name="P12"/>
      <text:p text:style-name="P12"><text:span text:style-name="T13">2. </text:span>Speedup for <text:span text:style-name="T1">heat_stencil_3D_cubes ranks:8 </text:span>and <text:span text:style-name="T1">heat_stencil_3D_poles ranks:9 </text:span>and <text:s/><text:span text:style-name="T1">number of arrays:</text:span>32<text:span text:style-name="T1"> </text:span>is 6.511</text:p>
      <text:p text:style-name="P12"/>
      <text:p text:style-name="P15">3. <text:span text:style-name="T12">Speedup for heat_stencil_3D_cubes ranks:8 and heat_stencil_3D_poles ranks:9 and <text:s/>number of arrays:</text:span>64<text:span text:style-name="T12"> is 25.298</text:span></text:p>
      <text:p text:style-name="P15"/>
      <text:p text:style-name="P16"><text:span text:style-name="T16">4</text:span>. <text:span text:style-name="T12">Speedup for heat_stencil_3D_cubes ranks:8 and heat_stencil_3D_poles ranks:9 and <text:s/>number of arrays:128 is 37.490</text:span></text:p>
      <text:p text:style-name="P15"/>
      <text:p text:style-name="P15"/>
      <text:p text:style-name="P13"/>
      <text:p text:style-name="P13"/>
      <text:p text:style-name="P13"><text:span text:style-name="T14">1.</text:span>Speedup for <text:span text:style-name="T1">heat_stencil_3D_poles ranks:4 </text:span>and <text:span text:style-name="T1">heat_stencil_3D_slabs ranks:4 </text:span>and <text:s/><text:span text:style-name="T1">number of arrays:16 </text:span>is <text:span text:style-name="T14">0.625</text:span></text:p>
      <text:p text:style-name="P13"/>
      <text:p text:style-name="P17">2.<text:span text:style-name="T12">Speedup for heat_stencil_3D_poles ranks:4 and heat_stencil_3D_slabs ranks:4 and <text:s/>number of arrays:</text:span>32<text:span text:style-name="T12"> is </text:span>0.804</text:p>
      <text:p text:style-name="P17"/>
      <text:p text:style-name="P18"><text:span text:style-name="T15">3</text:span>.<text:span text:style-name="T12">Speedup for heat_stencil_3D_poles ranks:4 and heat_stencil_3D_slabs ranks:4 and <text:s/>number of arrays:64 is 1.128</text:span></text:p>
      <text:p text:style-name="P18"/>
      <text:p text:style-name="P18"><text:span text:style-name="T16">4</text:span>.<text:span text:style-name="T12">Speedup for heat_stencil_3D_poles ranks:4 and heat_stencil_3D_slabs ranks:4 and <text:s/>number of arrays:128 is 0.760</text:span></text:p>
      <text:p text:style-name="P18"><text:soft-page-break/></text:p>
      <text:p text:style-name="P18"/>
      <text:p text:style-name="P14"><text:span text:style-name="T14">1.</text:span>Speedup for <text:span text:style-name="T1">heat_stencil_3D_cubes ranks:8 </text:span>and <text:span text:style-name="T1">heat_stencil_3D_slabs ranks:8 </text:span>and <text:s/><text:span text:style-name="T1">number of arrays:16 </text:span>is <text:span text:style-name="T16">0.354</text:span></text:p>
      <text:p text:style-name="P18"/>
      <text:p text:style-name="P14"><text:span text:style-name="T16">2.</text:span>Speedup for <text:span text:style-name="T1">heat_stencil_3D_cubes ranks:8 </text:span>and <text:span text:style-name="T1">heat_stencil_3D_slabs ranks:8 </text:span>and <text:s/><text:span text:style-name="T1">number of arrays:32 </text:span>is <text:span text:style-name="T16">3.219</text:span></text:p>
      <text:p text:style-name="P14"/>
      <text:p text:style-name="P14"><text:span text:style-name="T16">3.</text:span>Speedup for <text:span text:style-name="T1">heat_stencil_3D_cubes ranks:8 </text:span>and <text:span text:style-name="T1">heat_stencil_3D_slabs ranks:8 </text:span>and <text:s/><text:span text:style-name="T1">number of arrays:64 </text:span>is <text:span text:style-name="T16">9.243</text:span></text:p>
      <text:p text:style-name="P14"/>
      <text:p text:style-name="P14"><text:span text:style-name="T16">4.</text:span>Speedup for <text:span text:style-name="T1">heat_stencil_3D_cubes ranks:8 </text:span>and <text:span text:style-name="T1">heat_stencil_3D_slabs ranks:8 </text:span>and <text:s/><text:span text:style-name="T1">number of arrays:128 </text:span>is <text:span text:style-name="T16">22.132</text:span></text:p>
      <text:p text:style-name="P18"/>
      <text:p text:style-name="P11"/>
      <text:p text:style-name="P11"/>
      <text:p text:style-name="P11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34:13.616998739</meta:creation-date>
    <dc:date>2019-11-06T12:14:08.361505803</dc:date>
    <meta:editing-duration>PT1H39M3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80" meta:character-count="2269" meta:non-whitespace-character-count="1989"/>
  </office:meta>
</office:document-meta>
</file>